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2pt" fo:language="es" fo:country="ES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9cm" svg:height="1.3cm" svg:x="2.5cm" svg:y="2.3cm">
          <draw:text-box>
            <text:p><text:span text:style-name="T1">Proyecto</text:span><text:span text:style-name="T2"> de servidor </text:span><text:span text:style-name="T1">búsqueda</text:span><text:span text:style-name="T2"> de empleo</text:span></text:p>
          </draw:text-box>
        </draw:frame>
        <draw:custom-shape draw:style-name="gr2" draw:text-style-name="P2" draw:layer="layout" svg:width="4cm" svg:height="3.2cm" svg:x="15.1cm" svg:y="4.3cm">
          <text:p text:style-name="P2">Inicio</text:p>
          <text:p text:style-name="P2">sesió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8cm" svg:height="1.6cm" svg:x="2.001cm" svg:y="4.3cm">
          <text:p text:style-name="P2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8.001cm" svg:y="4.3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2.001cm" svg:y="6.3cm">
          <text:p text:style-name="P2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8.001cm" svg:y="6.3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2.001cm" svg:y="8.2cm">
          <text:p text:style-name="P2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8.001cm" svg:y="8.2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2.001cm" svg:y="10.2cm">
          <text:p text:style-name="P2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8.001cm" svg:y="10.2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1.901cm" svg:y="12.2cm">
          <text:p text:style-name="P2">Oferta 5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7.901cm" svg:y="12.2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1.901cm" svg:y="14.2cm">
          <text:p text:style-name="P2">Oferta 6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7.901cm" svg:y="14.2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1.901cm" svg:y="16.1cm">
          <text:p text:style-name="P2">Oferta 7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7.901cm" svg:y="16.1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1.901cm" svg:y="18.1cm">
          <text:p text:style-name="P2">Oferta 8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7.901cm" svg:y="18.1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2.002cm" svg:y="4.3cm">
          <text:p text:style-name="P2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8.002cm" svg:y="4.3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2.002cm" svg:y="6.3cm">
          <text:p text:style-name="P2">Oferta 2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8.002cm" svg:y="6.3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2.002cm" svg:y="8.2cm">
          <text:p text:style-name="P2">Oferta 3<text:tab/>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8.002cm" svg:y="8.2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2.002cm" svg:y="10.2cm">
          <text:p text:style-name="P2">Oferta 4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8.002cm" svg:y="10.2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1.901cm" svg:y="20cm">
          <text:p text:style-name="P2">Oferta 9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7.901cm" svg:y="20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1.901cm" svg:y="22cm">
          <text:p text:style-name="P2">Oferta 10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7.901cm" svg:y="22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1.901cm" svg:y="23.9cm">
          <text:p text:style-name="P2">Oferta 1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7.901cm" svg:y="23.9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.6cm" svg:x="1.901cm" svg:y="25.9cm">
          <text:p text:style-name="P2">Oferta 12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cm" svg:height="0.8cm" svg:x="7.901cm" svg:y="25.9cm">
          <text:p text:style-name="P3"><text:span text:style-name="T3">Salario Jornada Hor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1:23:34.67</meta:creation-date>
    <dc:date>2020-09-07T11:32:47.77</dc:date>
    <meta:editing-duration>PT15M13S</meta:editing-duration>
    <meta:editing-cycles>5</meta:editing-cycles>
    <meta:generator>OpenOffice/4.1.7$Win32 OpenOffice.org_project/417m1$Build-9800</meta:generator>
    <meta:document-statistic meta:object-count="34"/>
  </office:meta>
</office:document-meta>
</file>